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28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9cm" fo:min-width="0cm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notes">
      <style:graphic-properties draw:fill-color="#ffffff" fo:min-height="12.322cm"/>
    </style:style>
    <style:style style:name="P1" style:family="paragraph">
      <style:text-properties fo:color="#e6e6ff" fo:font-family="'Bitstream Charter'" style:font-family-generic="roman" style:font-pitch="variable" fo:font-size="60pt" style:font-size-asian="60pt" style:font-size-complex="60pt"/>
    </style:style>
    <style:style style:name="P2" style:family="paragraph">
      <style:text-properties fo:color="#e6e6e6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e6e6e6"/>
    </style:style>
    <style:style style:name="P5" style:family="paragraph">
      <style:text-properties fo:color="#e6e6ff" fo:font-family="'Bitstream Charter'" style:font-family-generic="roman" style:font-pitch="variable" fo:font-size="54pt" style:font-size-asian="54pt" style:font-size-complex="54pt"/>
    </style:style>
    <style:style style:name="P6" style:family="paragraph">
      <style:text-properties fo:color="#e6e6e6" fo:font-size="26pt" style:font-size-asian="26pt" style:font-size-complex="26pt"/>
    </style:style>
    <style:style style:name="P7" style:family="paragraph">
      <style:text-properties fo:color="#e6e6e6" fo:font-family="'Courier 10 Pitch'" style:font-pitch="fixed" fo:font-size="24pt" style:font-size-asian="24pt" style:font-size-complex="24pt"/>
    </style:style>
    <style:style style:name="P8" style:family="paragraph">
      <style:text-properties fo:color="#e6e6e6" fo:font-family="'Courier 10 Pitch'" style:font-pitch="fixed" fo:font-size="22pt" style:font-size-asian="22pt" style:font-size-complex="22pt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text-properties fo:color="#e6e6e6" fo:font-family="'Courier 10 Pitch'" style:font-pitch="fixed"/>
    </style:style>
    <style:style style:name="T1" style:family="text">
      <style:text-properties fo:color="#e6e6ff" fo:font-family="'Bitstream Charter'" style:font-family-generic="roman" style:font-pitch="variable" fo:font-size="60pt" style:font-size-asian="60pt" style:font-size-complex="60pt"/>
    </style:style>
    <style:style style:name="T2" style:family="text">
      <style:text-properties fo:color="#e6e6e6"/>
    </style:style>
    <style:style style:name="T3" style:family="text">
      <style:text-properties fo:color="#e6e6ff" fo:font-family="'Bitstream Charter'" style:font-family-generic="roman" style:font-pitch="variable" fo:font-size="54pt" style:font-size-asian="54pt" style:font-size-complex="54pt"/>
    </style:style>
    <style:style style:name="T4" style:family="text">
      <style:text-properties fo:color="#e6e6e6" fo:font-size="26pt" style:font-size-asian="26pt" style:font-size-complex="26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color="#e6e6e6" fo:font-family="'Courier 10 Pitch'" style:font-pitch="fixed" fo:font-size="24pt" style:font-size-asian="24pt" style:font-size-complex="24pt"/>
    </style:style>
    <style:style style:name="T7" style:family="text">
      <style:text-properties fo:color="#e6e6e6" fo:font-family="'Courier 10 Pitch'" style:font-pitch="fixed" fo:font-size="22pt" style:font-size-asian="22pt" style:font-size-complex="22pt"/>
    </style:style>
    <style:style style:name="T8" style:family="text">
      <style:text-properties fo:color="#e6e6e6" fo:font-size="24pt" style:font-size-asian="24pt" style:font-size-complex="24pt"/>
    </style:style>
    <style:style style:name="T9" style:family="text">
      <style:text-properties fo:color="#e6e6e6" fo:font-family="'Courier 10 Pitch'" style:font-pitch="fixe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14.679cm" svg:height="2.791cm" svg:x="6.656cm" svg:y="7.581cm">
          <draw:text-box>
            <text:p><text:span text:style-name="T1">Perl for AppSec</text:span></text:p>
          </draw:text-box>
        </draw:frame>
        <draw:frame draw:style-name="gr1" draw:text-style-name="P2" draw:layer="layout" svg:width="23.193cm" svg:height="0.962cm" svg:x="2.471cm" svg:y="12.065cm">
          <draw:text-box>
            <text:p><text:span text:style-name="T2">(or, a bunch of Perl topics shoehorned in to having something to do with AppSec)</text:span></text:p>
          </draw:text-box>
        </draw:frame>
        <draw:frame draw:style-name="gr1" draw:text-style-name="P4" draw:layer="layout" svg:width="11.458cm" svg:height="3.095cm" svg:x="15.875cm" svg:y="17.225cm">
          <draw:text-box>
            <text:p text:style-name="P3"><text:span text:style-name="T2">Darian Anthony Patrick</text:span></text:p>
            <text:p text:style-name="P3"><text:span text:style-name="T2">2011-06-20</text:span></text:p>
            <text:p text:style-name="P3"><text:span text:style-name="T2">OWASP Philadelphia</text:span></text:p>
            <text:p text:style-name="P3"><text:span text:style-name="T2"><text:a xlink:href="https://github.com/dap/perl_for_appsec">https://github.com/dap/perl_for_appsec</text:a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5" draw:layer="layout" svg:width="19.251cm" svg:height="2.878cm" svg:x="0.545cm" svg:y="0.635cm">
          <draw:text-box>
            <text:p><text:span text:style-name="T3">Your Perl Environment</text:span></text:p>
          </draw:text-box>
        </draw:frame>
        <draw:frame draw:style-name="gr1" draw:layer="layout" svg:width="19.336cm" svg:height="2.301cm" svg:x="2.451cm" svg:y="5.08cm">
          <draw:text-box>
            <text:p><text:span text:style-name="T4">Windows:</text:span></text:p>
            <text:p><text:span text:style-name="T4"><text:tab/></text:span><text:span text:style-name="T4">Strawberry Perl (</text:span><text:span text:style-name="T5"><text:a xlink:href="http://strawberryperl.com/">http://strawberryperl.com/</text:a></text:span><text:span text:style-name="T4">)</text:span></text:p>
          </draw:text-box>
        </draw:frame>
        <draw:frame draw:style-name="gr1" draw:text-style-name="P6" draw:layer="layout" svg:width="24.616cm" svg:height="2.301cm" svg:x="2.54cm" svg:y="8.89cm">
          <draw:text-box>
            <text:p><text:span text:style-name="T4">Unix-like platforms:</text:span></text:p>
            <text:p><text:span text:style-name="T4"><text:tab/></text:span><text:span text:style-name="T4">Perlbrew (</text:span><text:span text:style-name="T4"><text:a xlink:href="http://search.cpan.org/perldoc?App::perlbrew">http://search.cpan.org/perldoc?App::perlbrew</text:a></text:span><text:span text:style-name="T4">)</text:span></text:p>
          </draw:text-box>
        </draw:frame>
        <draw:frame draw:style-name="gr1" draw:text-style-name="P7" draw:layer="layout" svg:width="23.87cm" svg:height="1.233cm" svg:x="2.06cm" svg:y="13.287cm">
          <draw:text-box>
            <text:p><text:span text:style-name="T6">$ curl -L http://xrl.us/perlbrewinstall | bash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5" draw:layer="layout" svg:width="20.149cm" svg:height="2.541cm" svg:x="0.659cm" svg:y="0.674cm">
          <draw:text-box>
            <text:p><text:span text:style-name="T3">Your Preferred Modules</text:span></text:p>
          </draw:text-box>
        </draw:frame>
        <draw:frame draw:style-name="gr1" draw:text-style-name="P8" draw:layer="layout" svg:width="18.07cm" svg:height="11.977cm" svg:x="4.96cm" svg:y="5.831cm">
          <draw:text-box>
            <text:p><text:span text:style-name="T7"># Build.PL in Task::BeLike::YOU</text:span></text:p>
            <text:p><text:span text:style-name="T7">use Module::Build;</text:span></text:p>
            <text:p><text:span text:style-name="T7">My $build = Module::Build-&gt;new(</text:span></text:p>
            <text:p><text:span text:style-name="T7"><text:tab/></text:span><text:span text:style-name="T7">module_name =&gt; 'Task::BeLike::YOU',</text:span></text:p>
            <text:p><text:span text:style-name="T7"><text:tab/></text:span><text:span text:style-name="T7">…</text:span></text:p>
            <text:p><text:span text:style-name="T7"><text:tab/></text:span><text:span text:style-name="T7">requires =&gt; {</text:span></text:p>
            <text:p><text:span text:style-name="T7"><text:tab/></text:span><text:span text:style-name="T7"><text:tab/></text:span><text:span text:style-name="T7">'Email::Sender' <text:s/>=&gt; 0,</text:span></text:p>
            <text:p><text:span text:style-name="T7"><text:tab/></text:span><text:span text:style-name="T7"><text:tab/></text:span><text:span text:style-name="T7">'IO::Socket::IP' =&gt; 0,</text:span></text:p>
            <text:p><text:span text:style-name="T7"><text:tab/></text:span><text:span text:style-name="T7"><text:tab/></text:span><text:span text:style-name="T7">'IO::All' =&gt; 0,</text:span></text:p>
            <text:p><text:span text:style-name="T7"><text:tab/></text:span><text:span text:style-name="T7">…</text:span></text:p>
            <text:p><text:span text:style-name="T7"><text:tab/></text:span><text:span text:style-name="T7">}</text:span></text:p>
            <text:p><text:span text:style-name="T7">…</text:span></text:p>
            <text:p><text:span text:style-name="T7">}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5" draw:layer="layout" svg:width="14.43cm" svg:height="2.541cm" svg:x="0.635cm" svg:y="0.634cm">
          <draw:text-box>
            <text:p><text:span text:style-name="T3">Web Automation</text:span></text:p>
          </draw:text-box>
        </draw:frame>
        <draw:frame draw:style-name="gr1" draw:text-style-name="P9" draw:layer="layout" svg:width="23.455cm" svg:height="10.635cm" svg:x="2.268cm" svg:y="5.715cm">
          <draw:text-box>
            <text:p><text:span text:style-name="T8">LWP</text:span></text:p>
            <text:p><text:span text:style-name="T8"><text:tab/></text:span><text:span text:style-name="T8"><text:a xlink:href="http://search.cpan.org/perldoc?LWP">http://search.cpan.org/perldoc?LWP</text:a></text:span></text:p>
            <text:p><text:span text:style-name="T8">WWW::Mechanize</text:span></text:p>
            <text:p><text:span text:style-name="T8"><text:tab/></text:span><text:span text:style-name="T8"><text:a xlink:href="http://search.cpan.org/perldoc?WWW::Mechanize">http://search.cpan.org/perldoc?WWW::Mechanize</text:a></text:span></text:p>
            <text:p><text:span text:style-name="T8">WWW::Mechanize::Firefox</text:span></text:p>
            <text:p><text:span text:style-name="T8"><text:tab/></text:span><text:span text:style-name="T8"><text:a xlink:href="http://search.cpan.org/perldoc?WWW::Mechanize::Firefox">http://search.cpan.org/perldoc?WWW::Mechanize::Firefox</text:a></text:span></text:p>
            <text:p><text:span text:style-name="T8">WWW::Mechanize::Shell</text:span></text:p>
            <text:p><text:span text:style-name="T8"><text:tab/></text:span><text:span text:style-name="T8"><text:a xlink:href="http://search.cpan.org/perldoc?WWW::Mechanize::Shell">http://search.cpan.org/perldoc?WWW::Mechanize::Shell</text:a></text:span></text:p>
            <text:p><text:span text:style-name="T8"/></text:p>
            <text:p><text:span text:style-name="T8">Example:</text:span></text:p>
            <text:p><text:span text:style-name="T8"><text:tab/></text:span><text:span text:style-name="T8">UPenn::ISC::CosignTest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4" draw:text-style-name="P5" draw:layer="layout" svg:width="19.831cm" svg:height="2.541cm" svg:x="0.635cm" svg:y="0.635cm">
          <draw:text-box>
            <text:p><text:span text:style-name="T3">File System Monitoring</text:span></text:p>
          </draw:text-box>
        </draw:frame>
        <draw:frame draw:style-name="gr1" draw:layer="layout" svg:width="20.124cm" svg:height="4.351cm" svg:x="3.175cm" svg:y="5.571cm">
          <draw:text-box>
            <text:p><text:span text:style-name="T4">Linux::Inotify2</text:span></text:p>
            <text:p><text:span text:style-name="T4"><text:tab/></text:span><text:span text:style-name="T4"><text:a xlink:href="http://search.cpan.org/perldoc?Linux::Inotify2">http://search.cpan.org/perldoc?Linux::Inotify2</text:a></text:span></text:p>
            <text:p><text:span text:style-name="T4"/></text:p>
            <text:p><text:span text:style-name="T4">Example: monitor_lso.pl</text:span></text:p>
          </draw:text-box>
        </draw:frame>
        <draw:frame draw:style-name="gr1" draw:text-style-name="P10" draw:layer="layout" svg:width="25.267cm" svg:height="3.936cm" svg:x="1.362cm" svg:y="11.304cm">
          <draw:text-box>
            <text:p><text:span text:style-name="T9">$inotify-&gt;watch( $dir, IN_CREATE | IN_MODIFY | IN_MOVED_TO, sub {</text:span></text:p>
            <text:p><text:span text:style-name="T9"><text:tab/></text:span><text:span text:style-name="T9"><text:tab/></text:span><text:span text:style-name="T9">my $e = shift;</text:span></text:p>
            <text:p><text:span text:style-name="T9"><text:tab/></text:span><text:span text:style-name="T9"><text:tab/></text:span><text:span text:style-name="T9">my $file = $e-&gt;fullname;</text:span></text:p>
            <text:p><text:span text:style-name="T9"><text:tab/></text:span><text:span text:style-name="T9"><text:tab/></text:span><text:span text:style-name="T9">say “Something happened with $file”;</text:span></text:p>
            <text:p><text:span text:style-name="T9">})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 draw:page-number="1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arian Patrick</meta:initial-creator>
    <meta:creation-date>2011-06-20T12:51:51</meta:creation-date>
    <meta:editing-duration>PT04H14M13S</meta:editing-duration>
    <meta:editing-cycles>53</meta:editing-cycles>
    <dc:date>2011-06-20T18:37:02</dc:date>
    <dc:creator>Darian Patrick</dc:creator>
    <meta:generator>OpenOffice.org/3.2$Unix OpenOffice.org_project/320m12$Build-9483</meta:generator>
    <meta:document-statistic meta:object-count="45"/>
  </office:meta>
</office:document-meta>
</file>